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plified Arabic Fixed" svg:font-family="Simplified Arabic Fixed" style:font-family-generic="modern" style:font-pitch="fixed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center"/>
      <style:text-properties style:font-name="Arial" style:font-name-complex="Arial" fo:font-size="24pt" style:font-size-asian="24pt" style:font-size-complex="24pt" fo:language="es" fo:country="ES"/>
    </style:style>
    <style:style style:name="P2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3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4" style:parent-style-name="Normal" style:family="paragraph">
      <style:paragraph-properties style:text-autospace="none" fo:text-indent="0.4916in"/>
      <style:text-properties style:font-name="Arial" style:font-name-complex="Arial" fo:font-size="12pt" style:font-size-asian="12pt" style:font-size-complex="12pt" fo:language="es" fo:country="ES"/>
    </style:style>
    <style:style style:name="P5" style:parent-style-name="Normal" style:family="paragraph">
      <style:text-properties style:font-name="Calibri" style:font-name-asian="Simplified Arabic Fixed" style:font-name-complex="Calibri" style:text-scale="87%" fo:font-size="12pt" style:font-size-asian="12pt" style:font-size-complex="12pt" fo:language="es" fo:country="ES"/>
    </style:style>
    <style:style style:name="P6" style:parent-style-name="Normal" style:family="paragraph">
      <style:text-properties style:font-name="Arial" style:font-name-asian="Simplified Arabic Fixed" style:font-name-complex="Arial" style:text-scale="87%" fo:font-size="12pt" style:font-size-asian="12pt" style:font-size-complex="12pt" fo:language="es" fo:country="ES"/>
    </style:style>
    <style:style style:name="P7" style:parent-style-name="Normal" style:family="paragraph">
      <style:text-properties style:font-name="Arial" style:font-name-asian="Simplified Arabic Fixed" style:font-name-complex="Arial" style:text-scale="87%" fo:font-size="12pt" style:font-size-asian="12pt" style:font-size-complex="12pt" fo:language="es" fo:country="ES"/>
    </style:style>
    <style:style style:name="P8" style:parent-style-name="Normal" style:family="paragraph">
      <style:text-properties style:font-name="Arial" style:font-name-asian="Simplified Arabic Fixed" style:font-name-complex="Arial" style:text-scale="87%" fo:font-size="12pt" style:font-size-asian="12pt" style:font-size-complex="12pt" fo:language="es" fo:country="ES"/>
    </style:style>
    <style:style style:name="P9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0" style:parent-style-name="Normal" style:family="paragraph">
      <style:text-properties fo:language="es" fo:country="ES"/>
    </style:style>
  </office:automatic-styles>
  <office:body>
    <office:text text:use-soft-page-breaks="true">
      <text:p text:style-name="P1">Ejercicio 7.</text:p>
      <text:p text:style-name="P2">Queremos que todos los elementos dentro de body tengan un borde &gt;puedes justificar por qué no añadiríamos la propiedad border en el elemento body para que lo heredaran todos los elementos contenidos dentro de _el?</text:p>
      <text:p text:style-name="P3"><text:tab/></text:p>
      <text:p text:style-name="P4">Se haría mediante la propiedad de selector de hijos, porque si se aplicase en el body el estilo únicamente se aplicaría a ese elemento y no a los elementos que contiene</text:p>
      <text:p text:style-name="P5"><text:tab/></text:p>
      <text:p text:style-name="P6"/>
      <text:p text:style-name="P7"/>
      <text:p text:style-name="P8"/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plified Arabic Fixed" svg:font-family="Simplified Arabic Fixed" style:font-family-generic="modern" style:font-pitch="fixed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daw</meta:initial-creator>
    <dc:creator>Joan Banyuls Sanchez</dc:creator>
    <meta:creation-date>2018-11-07T11:58:00Z</meta:creation-date>
    <dc:date>2018-11-07T20:27:00Z</dc:date>
    <meta:template xlink:href="Normal" xlink:type="simple"/>
    <meta:editing-cycles>1</meta:editing-cycles>
    <meta:editing-duration>PT0S</meta:editing-duration>
    <meta:document-statistic meta:page-count="1" meta:paragraph-count="1" meta:word-count="62" meta:character-count="404" meta:row-count="2" meta:non-whitespace-character-count="343"/>
  </office:meta>
</office:document-meta>
</file>